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svg:stroke-color="#ff4000" draw:marker-start-width="0.5cm" draw:marker-end-width="0.5cm" draw:fill="solid" draw:textarea-vertical-align="middle" fo:padding-top="0.225cm" fo:padding-bottom="0.225cm" fo:padding-left="0.35cm" fo:padding-right="0.35cm"/>
    </style:style>
    <style:style style:name="gr2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middle" draw:auto-grow-height="false" fo:min-height="0.65cm" fo:min-width="6.2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0.745cm" fo:min-width="3.55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0.745cm" fo:min-width="3.55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1.3cm" fo:min-width="4.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6.65cm" fo:min-width="13.9cm" fo:padding-top="0.175cm" fo:padding-bottom="0.175cm" fo:padding-left="0.3cm" fo:padding-right="0.3cm"/>
    </style:style>
    <style:style style:name="gr29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0.4cm" fo:min-width="3.55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0.745cm" fo:min-width="3.55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0.745cm" fo:min-width="3.55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0.745cm" fo:min-width="3.55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0.745cm" fo:min-width="3.55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0.745cm" fo:min-width="3.55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0.745cm" fo:min-width="3.55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0.745cm" fo:min-width="3.55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64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1.3cm" fo:min-width="4.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dash" draw:stroke-dash="Long_20_Dash" svg:stroke-width="0.1cm" svg:stroke-color="#000000" draw:marker-start="" draw:marker-start-width="0.35cm" draw:marker-start-center="false" draw:marker-end="UML_20_Arrow" draw:marker-end-width="0.35cm" draw:marker-end-center="false" draw:fill="none" draw:fill-color="#fffff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>
      <style:graphic-properties draw:stroke="dash" draw:stroke-dash="Long_20_Dash" svg:stroke-color="#000000" draw:fill="none" draw:fill-color="#ffffff" fo:min-height="1.909cm"/>
      <style:paragraph-properties style:writing-mode="lr-tb"/>
    </style:style>
    <style:style style:name="gr69" style:family="graphic" style:parent-style-name="standard">
      <style:graphic-properties draw:stroke="dash" draw:stroke-dash="Long_20_Dash" svg:stroke-color="#000000" draw:fill="none" draw:fill-color="#ffffff" fo:min-height="2.227cm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standard">
      <style:graphic-properties svg:stroke-width="0.2cm" svg:stroke-color="#ff4000" draw:marker-start-width="0.5cm" draw:marker-end-width="0.5cm" draw:fill="none" draw:textarea-horizontal-align="justify" draw:textarea-vertical-align="middle" draw:auto-grow-height="false" fo:min-height="1.75cm" fo:min-width="4.2cm" fo:padding-top="0.225cm" fo:padding-bottom="0.225cm" fo:padding-left="0.35cm" fo:padding-right="0.3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Noto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Noto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Noto Sans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Noto Sans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language="zxx" fo:country="none" fo:font-style="normal" fo:text-shadow="none" style:text-underline-style="none" fo:font-weight="bold" style:letter-kerning="true" style:font-name-asian="Noto Sans CJK SC" style:font-size-asian="7pt" style:font-style-asian="normal" style:font-weight-asian="bold" style:font-name-complex="Noto Sans Devanagari" style:font-size-complex="7pt" style:font-style-complex="normal" style:font-weight-complex="bold" style:text-emphasize="none" style:font-relief="none" style:text-overline-style="none" style:text-overline-color="font-color"/>
    </style:style>
    <style:style style:name="P20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7pt" fo:language="zxx" fo:country="none" fo:font-style="normal" fo:text-shadow="none" style:text-underline-style="none" fo:font-weight="bold" style:letter-kerning="true" style:font-name-asian="Noto Sans CJK SC" style:font-size-asian="7pt" style:font-style-asian="normal" style:font-weight-asian="bold" style:font-name-complex="Noto Sans Devanagari" style:font-size-complex="7pt" style:font-style-complex="normal" style:font-weight-complex="bold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paragraph-properties style:writing-mode="lr-tb"/>
      <style:text-properties fo:font-size="11pt" fo:font-weight="bold" style:font-size-asian="11pt" style:font-weight-asian="bold" style:font-size-complex="11pt" style:font-weight-complex="bold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Noto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Noto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Noto Sans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language="zxx" fo:country="none" fo:font-style="normal" fo:text-shadow="none" style:text-underline-style="none" fo:font-weight="bold" style:letter-kerning="true" style:font-name-asian="Noto Sans CJK SC" style:font-size-asian="7pt" style:font-style-asian="normal" style:font-weight-asian="bold" style:font-name-complex="Noto Sans Devanagari" style:font-size-complex="7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bold" style:letter-kerning="true" style:font-name-asian="Noto Sans CJK SC" style:font-size-asian="7pt" style:font-style-asian="normal" style:font-weight-asian="bold" style:font-name-complex="Noto Sans Devanagari" style:font-size-complex="7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8pt" fo:font-weight="bold" style:font-size-asian="8pt" style:font-weight-asian="bold" style:font-size-complex="8pt" style:font-weight-complex="bold"/>
    </style:style>
    <style:style style:name="T1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6.3cm" svg:y1="13.1cm" svg:x2="10.4cm" svg:y2="4.6cm">
          <text:p/>
        </draw:line>
        <draw:custom-shape draw:style-name="gr2" draw:text-style-name="P3" xml:id="id2" draw:id="id2" draw:layer="layout" svg:width="6.7cm" svg:height="0.9cm" svg:x="12.6cm" svg:y="1.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"><text:span text:style-name="T1">Open research article (VoR)</text:span></text:p>
          <draw:enhanced-geometry svg:viewBox="0 0 21600 21600" draw:type="rectangle" draw:enhanced-path="M 0 0 L 21600 0 21600 21600 0 21600 0 0 Z N"/>
        </draw:custom-shape>
        <draw:g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3" draw:text-style-name="P5" draw:layer="layout" svg:width="4.059cm" svg:height="0.645cm" svg:x="1.7cm" svg:y="10.5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ali:license_re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7" draw:layer="layout" svg:width="4.059cm" svg:height="0.645cm" svg:x="1.7cm" svg:y="12.15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</text:span><text:span text:style-name="T3"><text:tab/></text:span><text:span text:style-name="T3">value:ur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9" draw:layer="layout" svg:width="4.059cm" svg:height="1cm" svg:x="1.7cm" svg:y="11.155cm">
            <text:p text:style-name="P8"><text:span text:style-name="T4">-</text:span><text:span text:style-name="T4"><text:tab/></text:span><text:span text:style-name="T4">attr1:start_date</text:span></text:p>
            <text:p text:style-name="P8"><text:span text:style-name="T4">-</text:span><text:span text:style-name="T4"><text:tab/></text:span><text:span text:style-name="T4">attr2:end_dat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6" draw:text-style-name="P5" draw:layer="layout" svg:width="4.059cm" svg:height="0.645cm" svg:x="6.041cm" svg:y="3.06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dc:cover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4.059cm" svg:height="0.645cm" svg:x="6.041cm" svg:y="3.75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</text:span><text:span text:style-name="T3"><text:tab/></text:span><text:span text:style-name="T3">value:liter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" draw:text-style-name="P5" draw:layer="layout" svg:width="4.059cm" svg:height="0.645cm" svg:x="1.641cm" svg:y="4.965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4"><text:span text:style-name="T2">dc:form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4.059cm" svg:height="0.645cm" svg:x="1.641cm" svg:y="5.65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6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4.059cm" svg:height="0.645cm" svg:x="6.041cm" svg:y="4.965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4"><text:span text:style-name="T2">dc:identif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4.059cm" svg:height="0.645cm" svg:x="6.041cm" svg:y="5.65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6"><text:span text:style-name="T3">+</text:span><text:span text:style-name="T3"><text:tab/></text:span><text:span text:style-name="T3">value: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4.059cm" svg:height="0.645cm" svg:x="10.6cm" svg:y="5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4"><text:span text:style-name="T2">dc: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4.059cm" svg:height="0.645cm" svg:x="10.6cm" svg:y="5.69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6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4.059cm" svg:height="0.645cm" svg:x="1.641cm" svg:y="6.865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4"><text:span text:style-name="T2">dc: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4.059cm" svg:height="0.645cm" svg:x="1.641cm" svg:y="7.55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6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4.059cm" svg:height="0.645cm" svg:x="1.641cm" svg:y="3.065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4"><text:span text:style-name="T2">dc: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4.059cm" svg:height="0.645cm" svg:x="1.641cm" svg:y="3.75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6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4.059cm" svg:height="0.569cm" svg:x="6.041cm" svg:y="16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10"><text:span text:style-name="T5">dcterms:date_accep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4.059cm" svg:height="0.645cm" svg:x="6.041cm" svg:y="16.614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6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0" draw:text-style-name="P5" draw:layer="layout" svg:width="4.059cm" svg:height="0.645cm" svg:x="10.541cm" svg:y="3.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dc:descrip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7" draw:layer="layout" svg:width="4.059cm" svg:height="0.645cm" svg:x="10.541cm" svg:y="3.75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</text:span><text:span text:style-name="T3"><text:tab/></text:span><text:span text:style-name="T3">value:liter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2" draw:text-style-name="P13" draw:layer="layout" svg:width="4.059cm" svg:height="0.645cm" svg:x="6.041cm" svg:y="6.90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2"><text:span text:style-name="T3">dc:publish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7" draw:layer="layout" svg:width="4.059cm" svg:height="0.645cm" svg:x="6.041cm" svg:y="8.54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</text:span><text:span text:style-name="T3"><text:tab/></text:span><text:span text:style-name="T3">value:liter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7" draw:layer="layout" svg:width="4.059cm" svg:height="1cm" svg:x="6.041cm" svg:y="7.546cm">
            <text:p text:style-name="P6"><text:span text:style-name="T3">-</text:span><text:span text:style-name="T3"><text:tab/></text:span><text:span text:style-name="T3">attr1:ur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5" draw:text-style-name="P5" xml:id="id3" draw:id="id3" draw:layer="layout" svg:width="5.4cm" svg:height="0.645cm" svg:x="21cm" svg:y="4.7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4"><text:span text:style-name="T2">dc:re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xml:id="id4" draw:id="id4" draw:layer="layout" svg:width="5.4cm" svg:height="0.645cm" svg:x="21cm" svg:y="6.85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6"><text:span text:style-name="T3">+</text:span><text:span text:style-name="T3"><text:tab/></text:span><text:span text:style-name="T3">value: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5" draw:layer="layout" svg:width="5.4cm" svg:height="1.555cm" svg:x="21cm" svg:y="5.345cm">
          <text:p text:style-name="P14"><text:span text:style-name="T6">-</text:span><text:span text:style-name="T6"><text:tab/></text:span><text:span text:style-name="T7">attr1:type</text:span></text:p>
          <text:p text:style-name="P14"><text:span text:style-name="T7">-</text:span><text:span text:style-name="T7"><text:tab/></text:span><text:span text:style-name="T7">attr2:deposit_date</text:span></text:p>
          <text:p text:style-name="P14"><text:span text:style-name="T7">- </text:span><text:span text:style-name="T7"><text:tab/></text:span><text:span text:style-name="T7">attr3:resource_exposed_date</text:span></text:p>
          <text:p text:style-name="P14"><text:span text:style-name="T7">-</text:span><text:span text:style-name="T7"><text:tab/></text:span><text:span text:style-name="T7">attr4:accessRightsURI</text:span></text:p>
          <text:p text:style-name="P14"><text:span text:style-name="T6"><text:line-break/></text:span><text:span text:style-name="T6"/></text:p>
          <text:p text:style-name="P14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6" xml:id="id1" draw:id="id1" draw:layer="layout" svg:width="14.5cm" svg:height="17cm" svg:x="1cm" svg:y="2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4.059cm" svg:height="0.645cm" svg:x="6.041cm" svg:y="13.256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12"><text:span text:style-name="T3">ali:license_re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8" draw:layer="layout" svg:width="4.059cm" svg:height="0.607cm" svg:x="6.041cm" svg:y="13.293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17"><text:span text:style-name="T8">rioxxterms:contrib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4.059cm" svg:height="0.645cm" svg:x="6.041cm" svg:y="14.55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6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draw:layer="layout" svg:width="4.059cm" svg:height="0.655cm" svg:x="6.041cm" svg:y="13.9cm">
          <text:p text:style-name="P8"><text:span text:style-name="T4">-</text:span><text:span text:style-name="T4"><text:tab/></text:span><text:span text:style-name="T4">attr1: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5" draw:layer="layout" svg:width="4.059cm" svg:height="0.645cm" svg:x="10.5cm" svg:y="13.3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4"><text:span text:style-name="T2">rioxxterms:gr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draw:layer="layout" svg:width="4.059cm" svg:height="0.645cm" svg:x="10.5cm" svg:y="14.94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6"><text:span text:style-name="T3">+</text:span><text:span text:style-name="T3"><text:tab/></text:span><text:span text:style-name="T3">value: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4.059cm" svg:height="1cm" svg:x="10.5cm" svg:y="13.945cm">
          <text:p text:style-name="P6"><text:span text:style-name="T3">-</text:span><text:span text:style-name="T3"><text:tab/></text:span><text:span text:style-name="T3">attr1:funder_name</text:span></text:p>
          <text:p text:style-name="P6"><text:span text:style-name="T3">-</text:span><text:span text:style-name="T3"><text:tab/></text:span><text:span text:style-name="T3">attr2:funder_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5" draw:layer="layout" svg:width="4.059cm" svg:height="0.645cm" svg:x="10.6cm" svg:y="7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4"><text:span text:style-name="T2">dc:su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7" draw:layer="layout" svg:width="4.059cm" svg:height="0.645cm" svg:x="10.6cm" svg:y="8.64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6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.059cm" svg:height="1cm" svg:x="10.6cm" svg:y="7.645cm">
          <text:p text:style-name="P8"><text:span text:style-name="T4">-</text:span><text:span text:style-name="T4"><text:tab/></text:span><text:span text:style-name="T4">attr1:subjectScheme</text:span></text:p>
          <text:p text:style-name="P8"><text:span text:style-name="T4">-</text:span><text:span text:style-name="T4"><text:tab/></text:span><text:span text:style-name="T4">attr2:scheme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3" draw:layer="layout" svg:width="4.059cm" svg:height="0.645cm" svg:x="6.041cm" svg:y="10.501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12"><text:span text:style-name="T3">ali:license_re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7" draw:layer="layout" svg:width="4.059cm" svg:height="0.645cm" svg:x="6.041cm" svg:y="12.146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6"><text:span text:style-name="T3">+</text:span><text:span text:style-name="T3"><text:tab/></text:span><text:span text:style-name="T3">value: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7" draw:layer="layout" svg:width="4.059cm" svg:height="1cm" svg:x="6.041cm" svg:y="11.146cm">
          <text:p text:style-name="P6"><text:span text:style-name="T3">-</text:span><text:span text:style-name="T3"><text:tab/></text:span><text:span text:style-name="T3">attr1:start_date</text:span></text:p>
          <text:p text:style-name="P6"><text:span text:style-name="T3">-</text:span><text:span text:style-name="T3"><text:tab/></text:span><text:span text:style-name="T3">attr2:end_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" draw:layer="layout" svg:width="4.059cm" svg:height="0.645cm" svg:x="6.041cm" svg:y="10.5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4"><text:span text:style-name="T2">rioxxterms: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7" draw:layer="layout" svg:width="4.059cm" svg:height="0.645cm" svg:x="6.041cm" svg:y="12.14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6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9" draw:layer="layout" svg:width="4.059cm" svg:height="1cm" svg:x="6.041cm" svg:y="11.145cm">
          <text:p text:style-name="P8"><text:span text:style-name="T4">-</text:span><text:span text:style-name="T4"><text:tab/></text:span><text:span text:style-name="T4">attr1:uri</text:span></text:p>
          <text:p text:style-name="P8"><text:span text:style-name="T4">-</text:span><text:span text:style-name="T4"><text:tab/></text:span><text:span text:style-name="T4">attr2:first-name-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45" draw:text-style-name="P5" draw:layer="layout" svg:width="4.059cm" svg:height="0.645cm" svg:x="1.641cm" svg:y="16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rioxxterms:pro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7" draw:layer="layout" svg:width="4.059cm" svg:height="0.645cm" svg:x="1.641cm" svg:y="16.65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</text:span><text:span text:style-name="T3"><text:tab/></text:span><text:span text:style-name="T3">value:ur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47" draw:text-style-name="P20" draw:layer="layout" svg:width="4.059cm" svg:height="0.526cm" svg:x="10.441cm" svg:y="16.11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9"><text:span text:style-name="T9">rioxxterms:publication_d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7" draw:layer="layout" svg:width="4.059cm" svg:height="0.645cm" svg:x="10.441cm" svg:y="16.65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</text:span><text:span text:style-name="T3"><text:tab/></text:span><text:span text:style-name="T3">value:liter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49" draw:text-style-name="P20" draw:layer="layout" svg:width="5.6cm" svg:height="0.526cm" svg:x="2.4cm" svg:y="18.043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9"><text:span text:style-name="T9">rioxxterms:record_public_release_d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7" draw:layer="layout" svg:width="5.6cm" svg:height="0.645cm" svg:x="2.4cm" svg:y="18.57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</text:span><text:span text:style-name="T3"><text:tab/></text:span><text:span text:style-name="T3">value:liter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1" draw:text-style-name="P5" draw:layer="layout" svg:width="4.059cm" svg:height="0.645cm" svg:x="6.041cm" svg:y="6.9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4"><text:span text:style-name="T2">dc:publis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7" draw:layer="layout" svg:width="4.059cm" svg:height="0.645cm" svg:x="6.041cm" svg:y="8.54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6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9" draw:layer="layout" svg:width="4.059cm" svg:height="1cm" svg:x="6.041cm" svg:y="7.545cm">
          <text:p text:style-name="P8"><text:span text:style-name="T4">-</text:span><text:span text:style-name="T4"><text:tab/></text:span><text:span text:style-name="T4">attr1: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" draw:layer="layout" svg:width="4.059cm" svg:height="0.645cm" svg:x="1.641cm" svg:y="13.21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4"><text:span text:style-name="T2">rioxxterms: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7" draw:layer="layout" svg:width="4.059cm" svg:height="0.645cm" svg:x="1.641cm" svg:y="14.85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6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7" draw:layer="layout" svg:width="4.059cm" svg:height="1cm" svg:x="1.641cm" svg:y="13.855cm">
          <text:p text:style-name="P6"><text:span text:style-name="T3">-</text:span><text:span text:style-name="T3"><text:tab/></text:span><text:span text:style-name="T3">attr1: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" draw:layer="layout" svg:width="4.059cm" svg:height="0.645cm" svg:x="10.541cm" svg:y="10.5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4"><text:span text:style-name="T2">rioxxterms:ver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7" draw:layer="layout" svg:width="4.059cm" svg:height="0.645cm" svg:x="10.541cm" svg:y="12.14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6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7" draw:layer="layout" svg:width="4.059cm" svg:height="1cm" svg:x="10.541cm" svg:y="11.145cm">
          <text:p text:style-name="P6"><text:span text:style-name="T3">-</text:span><text:span text:style-name="T3"><text:tab/></text:span><text:span text:style-name="T3">attr1: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60" draw:text-style-name="P20" draw:layer="layout" svg:width="4.3cm" svg:height="0.526cm" svg:x="8.9cm" svg:y="18.043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9"><text:span text:style-name="T9">rioxxterms:version_of_reco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7" draw:layer="layout" svg:width="4.3cm" svg:height="0.645cm" svg:x="8.9cm" svg:y="18.57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</text:span><text:span text:style-name="T3"><text:tab/></text:span><text:span text:style-name="T3">value:ur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2" draw:text-style-name="P21" draw:layer="layout" svg:x1="8.25cm" svg:y1="2.6cm" svg:x2="12.6cm" svg:y2="2.049cm" draw:start-shape="id1" draw:start-glue-point="0" draw:end-shape="id2" draw:end-glue-point="11" svg:d="M8250 2600v-551h4350" svg:viewBox="0 0 4351 552">
          <text:p/>
        </draw:connector>
        <draw:connector draw:style-name="gr63" draw:text-style-name="P21" draw:layer="layout" svg:x1="19.3cm" svg:y1="2.049cm" svg:x2="22.502cm" svg:y2="4.7cm" draw:start-shape="id2" draw:start-glue-point="8" draw:end-shape="id3" draw:end-glue-point="5" svg:d="M19300 2049h3202v2651" svg:viewBox="0 0 3203 2652">
          <text:p/>
        </draw:connector>
        <draw:frame draw:style-name="gr64" draw:text-style-name="P22" draw:layer="layout" svg:width="1.4cm" svg:height="0.683cm" svg:x="9.7cm" svg:y="1.3cm">
          <draw:text-box>
            <text:p><text:span text:style-name="T10">root</text:span></text:p>
          </draw:text-box>
        </draw:frame>
        <draw:frame draw:style-name="gr65" draw:text-style-name="P22" draw:layer="layout" svg:width="4.4cm" svg:height="1.6cm" svg:x="19.9cm" svg:y="1cm">
          <draw:text-box>
            <text:p><text:span text:style-name="T10">expressions / actionable content</text:span></text:p>
          </draw:text-box>
        </draw:frame>
        <draw:custom-shape draw:style-name="gr66" draw:text-style-name="P15" xml:id="id5" draw:id="id5" draw:layer="layout" svg:width="5.4cm" svg:height="1.555cm" svg:x="21cm" svg:y="10.845cm">
          <text:p text:style-name="P14"><text:span text:style-name="T11">-</text:span><text:span text:style-name="T11"><text:tab/></text:span><text:span text:style-name="T12">attr5:rioxxterms:version</text:span></text:p>
          <text:p text:style-name="P14"><text:span text:style-name="T12">-</text:span><text:span text:style-name="T12"><text:tab/></text:span><text:span text:style-name="T12">attr6:dc:format</text:span></text:p>
          <text:p text:style-name="P14"><text:span text:style-name="T12">- </text:span><text:span text:style-name="T12"><text:tab/></text:span><text:span text:style-name="T12">attr7:ali:license</text:span></text:p>
          <text:p text:style-name="P14"><text:span text:style-name="T6"><text:line-break/></text:span><text:span text:style-name="T6"/></text:p>
          <text:p text:style-name="P14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7" draw:text-style-name="P24" draw:layer="layout" draw:type="line" svg:x1="23.7cm" svg:y1="7.5cm" svg:x2="23.7cm" svg:y2="10.845cm" draw:start-shape="id4" draw:start-glue-point="2" draw:end-shape="id5" draw:end-glue-point="0" svg:d="M23700 7500v3345" svg:viewBox="0 0 1 3346">
          <text:p text:style-name="P23"><text:span text:style-name="T1">«Extends»</text:span></text:p>
        </draw:connector>
        <draw:frame draw:style-name="gr68" draw:text-style-name="P25" draw:layer="layout" svg:width="3.9cm" svg:height="2.159cm" svg:x="24.5cm" svg:y="17.4cm">
          <draw:text-box>
            <text:p><text:span text:style-name="T13">Referenced PID schemes</text:span></text:p>
            <text:p><text:span text:style-name="T14">-</text:span><text:span text:style-name="T14"><text:tab/></text:span><text:span text:style-name="T14">ISNI</text:span></text:p>
            <text:p><text:span text:style-name="T14">-</text:span><text:span text:style-name="T14"><text:tab/></text:span><text:span text:style-name="T14">GRID</text:span></text:p>
            <text:p><text:span text:style-name="T14">-</text:span><text:span text:style-name="T14"><text:tab/></text:span><text:span text:style-name="T14">ROR</text:span></text:p>
            <text:p><text:span text:style-name="T14">-</text:span><text:span text:style-name="T14"><text:tab/></text:span><text:span text:style-name="T14">ORCID</text:span></text:p>
            <text:p><text:span text:style-name="T14">-</text:span><text:span text:style-name="T14"><text:tab/></text:span><text:span text:style-name="T14">RAiD</text:span></text:p>
          </draw:text-box>
        </draw:frame>
        <draw:frame draw:style-name="gr69" draw:text-style-name="P25" draw:layer="layout" svg:width="5.9cm" svg:height="2.477cm" svg:x="17.9cm" svg:y="17.1cm">
          <draw:text-box>
            <text:p><text:span text:style-name="T13">Common vocabularies</text:span></text:p>
            <text:p><text:span text:style-name="T14">-</text:span><text:span text:style-name="T14"><text:tab/></text:span><text:span text:style-name="T14">COAR Genre Types</text:span></text:p>
            <text:p><text:span text:style-name="T14">-</text:span><text:span text:style-name="T14"><text:tab/></text:span><text:span text:style-name="T14">COAR Version Types</text:span></text:p>
            <text:p><text:span text:style-name="T14">-</text:span><text:span text:style-name="T14"><text:tab/></text:span><text:span text:style-name="T14">COAR Access Rights</text:span></text:p>
            <text:p><text:span text:style-name="T14">-</text:span><text:span text:style-name="T14"><text:tab/></text:span><text:span text:style-name="T14">schema.org</text:span></text:p>
            <text:p><text:span text:style-name="T14">-</text:span><text:span text:style-name="T14"><text:tab/></text:span><text:span text:style-name="T14">NISO OA Access &amp; License </text:span><text:span text:style-name="T14"><text:tab/></text:span><text:span text:style-name="T14"><text:tab/></text:span><text:span text:style-name="T14">Indicators</text:span></text:p>
          </draw:text-box>
        </draw:frame>
        <draw:custom-shape draw:style-name="gr70" draw:text-style-name="P5" draw:layer="layout" svg:width="5.3cm" svg:height="0.645cm" svg:x="21.1cm" svg:y="12.865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4"><text:span text:style-name="T2">dc:identifier / PID attribute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7" draw:layer="layout" svg:width="5.3cm" svg:height="0.645cm" svg:x="21.1cm" svg:y="13.55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6"><text:span text:style-name="T3">+</text:span><text:span text:style-name="T3"><text:tab/></text:span><text:span text:style-name="T3">value: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1.2cm" svg:y1="14.2cm" svg:x2="5.8cm" svg:y2="6.6cm">
          <text:p/>
        </draw:line>
        <draw:custom-shape draw:style-name="gr72" draw:text-style-name="P16" draw:layer="layout" svg:width="4.7cm" svg:height="2cm" svg:x="5.8cm" svg:y="4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UML_20_Arrow" draw:display-name="UML Arrow" svg:viewBox="-0.0901699437494742 0 406.180339887499 756.090169943749" svg:d="M105 715c-2 9-7 17-13 24-7 7-15 12-23 15-9 2-19 3-28 1s-17-7-24-13c-7-7-12-15-15-23-2-9-3-19-1-28l150-650c2-5 3-10 6-14 5-9 11-15 20-20 8-5 17-7 26-7s18 2 27 7c8 5 14 11 19 20 3 4 4 9 6 14l150 650c2 9 1 19-1 28-3 8-8 16-15 23-7 6-15 11-24 13s-19 1-28-1c-8-3-16-8-23-15-6-7-11-15-13-24l-44-194v232h-53-53v-237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6T13:51:28.101080029</meta:creation-date>
    <dc:date>2023-01-18T13:33:58.031000000</dc:date>
    <meta:editing-duration>PT2H54M11S</meta:editing-duration>
    <meta:editing-cycles>22</meta:editing-cycles>
    <meta:generator>LibreOffice/7.4.4.2$Windows_X86_64 LibreOffice_project/85569322deea74ec9134968a29af2df5663baa21</meta:generator>
    <meta:document-statistic meta:object-count="81"/>
  </office:meta>
</office:document-meta>
</file>